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Gill Sans MT_CCJU" svg:font-family="'Gill Sans MT_CCJU'"/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Gill Sans MT_CCJU1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2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Prestations" style:family="table">
      <style:table-properties style:width="16.619cm" table:align="margins"/>
    </style:style>
    <style:style style:name="tabPrestations.A" style:family="table-column">
      <style:table-column-properties style:column-width="3.323cm" style:rel-column-width="13107*"/>
    </style:style>
    <style:style style:name="tabPrestations.C" style:family="table-column">
      <style:table-column-properties style:column-width="5.92cm" style:rel-column-width="23346*"/>
    </style:style>
    <style:style style:name="tabPrestations.D" style:family="table-column">
      <style:table-column-properties style:column-width="2.021cm" style:rel-column-width="7974*"/>
    </style:style>
    <style:style style:name="tabPrestations.E" style:family="table-column">
      <style:table-column-properties style:column-width="2.028cm" style:rel-column-width="8001*"/>
    </style:style>
    <style:style style:name="tabPrestations.A1" style:family="table-cell">
      <style:table-cell-properties fo:padding="0.097cm" fo:border="none"/>
    </style:style>
    <style:style style:name="Table1" style:family="table">
      <style:table-properties style:width="16.619cm" table:align="margins"/>
    </style:style>
    <style:style style:name="Table1.A" style:family="table-column">
      <style:table-column-properties style:column-width="3.323cm" style:rel-column-width="13107*"/>
    </style:style>
    <style:style style:name="Table1.C" style:family="table-column">
      <style:table-column-properties style:column-width="5.92cm" style:rel-column-width="23346*"/>
    </style:style>
    <style:style style:name="Table1.D" style:family="table-column">
      <style:table-column-properties style:column-width="2.021cm" style:rel-column-width="7974*"/>
    </style:style>
    <style:style style:name="Table1.E" style:family="table-column">
      <style:table-column-properties style:column-width="2.028cm" style:rel-column-width="8001*"/>
    </style:style>
    <style:style style:name="Table1.A1" style:family="table-cell">
      <style:table-cell-properties fo:padding="0.097cm" fo:border="none"/>
    </style:style>
    <style:style style:name="Table1.C1" style:family="table-cell">
      <style:table-cell-properties fo:padding="0.097cm" fo:border-left="none" fo:border-right="none" fo:border-top="0.018cm solid #000000" fo:border-bottom="none"/>
    </style:style>
    <style:style style:name="tabFortune" style:family="table">
      <style:table-properties style:width="16.628cm" fo:margin-left="0.004cm" fo:margin-right="-0.012cm" table:align="margins"/>
    </style:style>
    <style:style style:name="tabFortune.A" style:family="table-column">
      <style:table-column-properties style:column-width="13.01cm" style:rel-column-width="51279*"/>
    </style:style>
    <style:style style:name="tabFortune.B" style:family="table-column">
      <style:table-column-properties style:column-width="3.618cm" style:rel-column-width="14256*"/>
    </style:style>
    <style:style style:name="tabFortune.A1" style:family="table-cell">
      <style:table-cell-properties fo:padding="0.097cm" fo:border="none"/>
    </style:style>
    <style:style style:name="tabRevenus" style:family="table">
      <style:table-properties style:width="16.628cm" fo:margin-left="0.004cm" fo:margin-right="-0.012cm" table:align="margins"/>
    </style:style>
    <style:style style:name="tabRevenus.A" style:family="table-column">
      <style:table-column-properties style:column-width="13.01cm" style:rel-column-width="51279*"/>
    </style:style>
    <style:style style:name="tabRevenus.B" style:family="table-column">
      <style:table-column-properties style:column-width="3.618cm" style:rel-column-width="14256*"/>
    </style:style>
    <style:style style:name="tabRevenus.A1" style:family="table-cell">
      <style:table-cell-properties fo:padding="0.097cm" fo:border="none"/>
    </style:style>
    <style:style style:name="tabDepenses" style:family="table">
      <style:table-properties style:width="16.628cm" fo:margin-left="0.004cm" fo:margin-right="-0.012cm" table:align="margins"/>
    </style:style>
    <style:style style:name="tabDepenses.A" style:family="table-column">
      <style:table-column-properties style:column-width="13.01cm" style:rel-column-width="51279*"/>
    </style:style>
    <style:style style:name="tabDepenses.B" style:family="table-column">
      <style:table-column-properties style:column-width="3.618cm" style:rel-column-width="14256*"/>
    </style:style>
    <style:style style:name="tabDepenses.A1" style:family="table-cell">
      <style:table-cell-properties fo:padding="0.097cm" fo:border="none"/>
    </style:style>
    <style:style style:name="P1" style:family="paragraph" style:parent-style-name="Header">
      <style:text-properties style:font-name="Gill Sans MT_CCJU"/>
    </style:style>
    <style:style style:name="P2" style:family="paragraph" style:parent-style-name="Header">
      <style:text-properties style:font-name="Gill Sans MT_CCJU1" fo:font-size="10pt" style:font-size-asian="10pt" style:font-size-complex="10pt"/>
    </style:style>
    <style:style style:name="P3" style:family="paragraph" style:parent-style-name="Standard">
      <style:text-properties style:font-name="Gill Sans MT_CCJU2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4" style:family="paragraph" style:parent-style-name="Standard">
      <style:text-properties style:font-name="Gill Sans MT_CCJU2" fo:font-size="11pt" style:font-size-asian="11pt" style:font-size-complex="11pt"/>
    </style:style>
    <style:style style:name="P5" style:family="paragraph" style:parent-style-name="Standard">
      <style:paragraph-properties fo:text-align="start" style:justify-single-word="false"/>
      <style:text-properties style:font-name="Gill Sans MT_CCJU2" fo:font-size="11pt" style:font-size-asian="11pt" style:font-size-complex="11pt"/>
    </style:style>
    <style:style style:name="P6" style:family="paragraph" style:parent-style-name="Standard">
      <style:paragraph-properties fo:line-height="0.75cm" fo:text-align="justify" style:justify-single-word="false"/>
      <style:text-properties style:font-name="Gill Sans MT_CCJU2" fo:font-size="11pt" style:text-underline-style="none" fo:font-weight="bold" style:font-size-asian="11pt" style:font-weight-asian="bold" style:font-size-complex="11pt" style:font-weight-complex="bold"/>
    </style:style>
    <style:style style:name="P7" style:family="paragraph" style:parent-style-name="Standard">
      <style:paragraph-properties fo:line-height="0.75cm" fo:text-align="justify" style:justify-single-word="false"/>
      <style:text-properties style:font-name="Gill Sans MT_CCJU2" fo:font-size="12pt" style:text-underline-style="none" fo:font-weight="bold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2" fo:font-size="8pt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P9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style:font-name="Gill Sans MT_CCJU2" fo:font-size="11pt" style:font-size-asian="11pt" style:font-size-complex="11pt"/>
    </style:style>
    <style:style style:name="P10" style:family="paragraph" style:parent-style-name="Text_20_body">
      <style:paragraph-properties fo:keep-together="always" fo:background-color="transparent" style:shadow="none" fo:keep-with-next="auto">
        <style:tab-stops/>
        <style:background-image/>
      </style:paragraph-properties>
      <style:text-properties style:font-name="Gill Sans MT_CCJU2" fo:font-size="11pt" style:font-size-asian="11pt" style:font-size-complex="11pt"/>
    </style:style>
    <style:style style:name="P11" style:family="paragraph" style:parent-style-name="Text_20_body">
      <style:paragraph-properties fo:text-align="justify" style:justify-single-word="false"/>
      <style:text-properties style:font-name="Gill Sans MT_CCJU2" fo:font-size="11pt" style:font-size-asian="11pt" style:font-size-complex="11pt"/>
    </style:style>
    <style:style style:name="P12" style:family="paragraph" style:parent-style-name="Text_20_body">
      <style:paragraph-properties fo:text-align="start" style:justify-single-word="false"/>
      <style:text-properties style:font-name="Gill Sans MT_CCJU2" fo:font-size="11pt" style:text-underline-style="solid" style:text-underline-width="auto" style:text-underline-color="font-color" style:font-size-asian="11pt" style:font-size-complex="11pt"/>
    </style:style>
    <style:style style:name="P13" style:family="paragraph" style:parent-style-name="Table_20_Contents">
      <style:paragraph-properties fo:text-align="end" style:justify-single-word="false"/>
      <style:text-properties style:font-name="Gill Sans MT_CCJU2" fo:font-size="11pt" style:font-size-asian="11pt" style:font-size-complex="11pt"/>
    </style:style>
    <style:style style:name="P14" style:family="paragraph" style:parent-style-name="Table_20_Contents">
      <style:paragraph-properties fo:text-align="start" style:justify-single-word="false"/>
      <style:text-properties style:font-name="Gill Sans MT_CCJU2" fo:font-size="11pt" style:font-size-asian="11pt" style:font-size-complex="11pt"/>
    </style:style>
    <style:style style:name="P15" style:family="paragraph" style:parent-style-name="Table_20_Contents">
      <style:paragraph-properties fo:text-align="end" style:justify-single-word="false"/>
      <style:text-properties style:font-name="Gill Sans MT_CCJU2" fo:font-size="11pt" style:text-underline-style="solid" style:text-underline-width="auto" style:text-underline-color="font-color" style:font-size-asian="11pt" style:font-size-complex="11pt"/>
    </style:style>
    <style:style style:name="P16" style:family="paragraph" style:parent-style-name="Table_20_Contents">
      <style:paragraph-properties fo:keep-with-next="always"/>
      <style:text-properties style:font-name="Gill Sans MT_CCJU2" fo:font-size="11pt" style:font-size-asian="11pt" style:font-size-complex="11pt"/>
    </style:style>
    <style:style style:name="P17" style:family="paragraph" style:parent-style-name="Table_20_Contents">
      <style:paragraph-properties fo:text-align="end" style:justify-single-word="false" fo:keep-with-next="always"/>
      <style:text-properties style:font-name="Gill Sans MT_CCJU2" fo:font-size="11pt" style:font-size-asian="11pt" style:font-size-complex="11pt"/>
    </style:style>
    <style:style style:name="P18" style:family="paragraph" style:parent-style-name="Text_20_body" style:master-page-name="">
      <style:paragraph-properties fo:margin-top="0cm" fo:margin-bottom="0cm" style:page-number="auto" fo:keep-with-next="always"/>
      <style:text-properties style:font-name="Gill Sans MT_CCJU2" fo:font-size="11pt" style:font-size-asian="11pt" style:font-size-complex="11pt"/>
    </style:style>
    <style:style style:name="P19" style:family="paragraph" style:parent-style-name="Text_20_body" style:master-page-name="">
      <style:paragraph-properties fo:margin-top="0cm" fo:margin-bottom="0cm" fo:text-align="justify" style:justify-single-word="false" style:page-number="auto">
        <style:tab-stops/>
      </style:paragraph-properties>
      <style:text-properties style:font-name="Gill Sans MT_CCJU2" fo:font-size="6pt" style:font-size-asian="6pt" style:font-size-complex="6pt"/>
    </style:style>
    <style:style style:name="P20" style:family="paragraph" style:parent-style-name="Text_20_body" style:master-page-name="">
      <style:paragraph-properties fo:margin-top="0.21cm" fo:margin-bottom="0cm" style:page-number="auto" fo:keep-with-next="always"/>
      <style:text-properties style:font-name="Gill Sans MT_CCJU2" fo:font-size="11pt" style:font-size-asian="11pt" style:font-size-complex="11pt"/>
    </style:style>
    <style:style style:name="P21" style:family="paragraph" style:parent-style-name="Text_20_body" style:master-page-name="">
      <style:paragraph-properties fo:margin-top="0.21cm" fo:margin-bottom="0cm" style:page-number="auto" fo:keep-with-next="auto"/>
      <style:text-properties style:font-name="Gill Sans MT_CCJU2" fo:font-size="11pt" style:font-size-asian="11pt" style:font-size-complex="11pt"/>
    </style:style>
    <style:style style:name="P22" style:family="paragraph" style:parent-style-name="Text_20_body">
      <style:paragraph-properties fo:margin-top="0.409cm" fo:margin-bottom="0.21cm" fo:text-align="justify" style:justify-single-word="false" fo:keep-with-next="always"/>
      <style:text-properties style:font-name="Gill Sans MT_CCJU2" fo:font-size="11pt" style:font-size-asian="11pt" style:font-size-complex="11pt"/>
    </style:style>
    <style:style style:name="P23" style:family="paragraph" style:parent-style-name="Text_20_body" style:list-style-name="L1">
      <style:text-properties style:font-name="Gill Sans MT_CCJU2" fo:font-size="11pt" style:font-size-asian="11pt" style:font-size-complex="11pt"/>
    </style:style>
    <style:style style:name="P24" style:family="paragraph" style:parent-style-name="Text_20_body">
      <style:paragraph-properties fo:text-align="justify" style:justify-single-word="false"/>
      <style:text-properties style:font-name="Gill Sans MT_CCJU2" fo:font-size="11pt" style:font-size-asian="11pt" style:font-size-complex="11pt"/>
    </style:style>
    <style:style style:name="P25" style:family="paragraph" style:parent-style-name="Text_20_body" style:list-style-name="L1">
      <style:paragraph-properties fo:text-align="justify" style:justify-single-word="false"/>
      <style:text-properties style:font-name="Gill Sans MT_CCJU2" fo:font-size="11pt" style:font-size-asian="11pt" style:font-size-complex="11pt"/>
    </style:style>
    <style:style style:name="P26" style:family="paragraph" style:parent-style-name="Standard" style:master-page-name="First_20_Page">
      <style:paragraph-properties style:page-number="auto" fo:break-before="auto" fo:break-after="auto"/>
      <style:text-properties style:font-name="Gill Sans MT_CCJU2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27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000000" fo:font-style="normal" fo:font-weight="normal" style:font-name-asian="Arial1" style:font-style-asian="normal" style:font-weight-asian="normal" style:font-name-complex="Arial1" style:font-style-complex="normal" style:font-weight-complex="normal"/>
    </style:style>
    <style:style style:name="T3" style:family="text">
      <style:text-properties style:font-name="Gill Sans MT_CCJU2" fo:font-size="6pt" style:font-size-asian="6pt" style:font-size-complex="6pt"/>
    </style:style>
    <style:style style:name="T4" style:family="text">
      <style:text-properties style:font-name="Gill Sans MT_CCJU2" fo:font-size="11pt" style:font-size-asian="11pt" style:font-size-complex="11pt"/>
    </style:style>
    <style:style style:name="T5" style:family="text">
      <style:text-properties fo:font-size="6pt" style:font-size-asian="6pt" style:font-size-complex="6pt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%#include PCheaderComAda#%</text:p>
      <text:p text:style-name="P3"/>
      <text:p text:style-name="P3">%=LABEL_NSS=% %=NSS=%</text:p>
      <text:p text:style-name="P3">%=LABEL_AYANT_DROIT=% %=NOM_AYANT_DROIT=%</text:p>
      <text:p text:style-name="P6"/>
      <text:p text:style-name="P7">%=TITRE=%</text:p>
      <text:p text:style-name="P10"/>
      <text:p text:style-name="P11">%=CONTENU0=%</text:p>
      <table:table table:name="tabPrestations" table:style-name="tabPrestations">
        <table:table-column table:style-name="tabPrestations.A" table:number-columns-repeated="2"/>
        <table:table-column table:style-name="tabPrestations.C"/>
        <table:table-column table:style-name="tabPrestations.D"/>
        <table:table-column table:style-name="tabPrestations.E"/>
        <table:table-row>
          <table:table-cell table:style-name="tabPrestations.A1" office:value-type="string">
            <text:p text:style-name="P12">%=GENRE=%</text:p>
          </table:table-cell>
          <table:table-cell table:style-name="tabPrestations.A1" office:value-type="string">
            <text:p text:style-name="P14"/>
          </table:table-cell>
          <table:table-cell table:style-name="tabPrestations.A1" office:value-type="string">
            <text:p text:style-name="P14"/>
          </table:table-cell>
          <table:table-cell table:style-name="tabPrestations.A1" office:value-type="string">
            <text:p text:style-name="P15">%=ANNEE_PRECEDENTE=%</text:p>
          </table:table-cell>
          <table:table-cell table:style-name="tabPrestations.A1" office:value-type="string">
            <text:p text:style-name="P15">%=ANNEE=%</text:p>
          </table:table-cell>
        </table:table-row>
        <table:table-row>
          <table:table-cell table:style-name="tabPrestations.A1" office:value-type="string">
            <text:p text:style-name="Table_20_Contents"><text:span text:style-name="T3">%{ligne}% </text:span><text:span text:style-name="T4">%=DESIGNATION_DF=%</text:span></text:p>
          </table:table-cell>
          <table:table-cell table:style-name="tabPrestations.A1" office:value-type="string">
            <text:p text:style-name="P14">%=NSS_BENEFICIAIRE=%</text:p>
          </table:table-cell>
          <table:table-cell table:style-name="tabPrestations.A1" office:value-type="string">
            <text:p text:style-name="P14">%=NOM_BENEFICIAIRE=%</text:p>
          </table:table-cell>
          <table:table-cell table:style-name="tabPrestations.A1" office:value-type="string">
            <text:p text:style-name="P13">%=MONTANT_DF_PRECEDENT=%</text:p>
          </table:table-cell>
          <table:table-cell table:style-name="tabPrestations.A1" office:value-type="string">
            <text:p text:style-name="P13">%=MONTANT_DF=%</text:p>
          </table:table-cell>
        </table:table-row>
      </table:table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  <table:table-cell table:style-name="Table1.C1" office:value-type="string">
            <text:p text:style-name="P14">%=LABEL_TOTAL_MENSUEL=%</text:p>
          </table:table-cell>
          <table:table-cell table:style-name="Table1.C1" office:value-type="string">
            <text:p text:style-name="P13">%=TOTAL_DF_PRECEDENT=%</text:p>
          </table:table-cell>
          <table:table-cell table:style-name="Table1.C1" office:value-type="string">
            <text:p text:style-name="P13">%=TOTAL_DF=%</text:p>
          </table:table-cell>
        </table:table-row>
      </table:table>
      <text:p text:style-name="P4"/>
      <text:p text:style-name="P11">%=remLineWhenBlank(HOME_MEDICALISE,4)=%</text:p>
      <text:list xml:id="list28618287" text:style-name="L1">
        <text:list-item>
          <text:p text:style-name="P23">%=PAIEMENT0=%</text:p>
        </text:list-item>
        <text:list-item>
          <text:p text:style-name="P25">%=PAIEMENT1=%</text:p>
        </text:list-item>
        <text:list-item>
          <text:p text:style-name="P25">%=PAIEMENT2=%</text:p>
        </text:list-item>
      </text:list>
      <text:p text:style-name="P19"><text:s/></text:p>
      <text:p text:style-name="P11">%=CONTENU1=%</text:p>
      <text:p text:style-name="P18">%=LABEL_FORTUNE=%</text:p>
      <table:table table:name="tabFortune" table:style-name="tabFortune">
        <table:table-column table:style-name="tabFortune.A"/>
        <table:table-column table:style-name="tabFortune.B"/>
        <table:table-row>
          <table:table-cell table:style-name="tabFortune.A1" office:value-type="string">
            <text:p text:style-name="P16"><text:span text:style-name="T5">%{HEADER_ROWS:0}%%{ligneFORTUNE}% </text:span>%=DESIGNATION_FORTUNE=%</text:p>
          </table:table-cell>
          <table:table-cell table:style-name="tabFortune.A1" office:value-type="string">
            <text:p text:style-name="P17">%=MONTANT_FORTUNE=%</text:p>
          </table:table-cell>
        </table:table-row>
      </table:table>
      <text:p text:style-name="P21"/>
      <text:p text:style-name="P20">%=LABEL_REVENUS=%</text:p>
      <table:table table:name="tabRevenus" table:style-name="tabRevenus">
        <table:table-column table:style-name="tabRevenus.A"/>
        <table:table-column table:style-name="tabRevenus.B"/>
        <table:table-row>
          <table:table-cell table:style-name="tabRevenus.A1" office:value-type="string">
            <text:p text:style-name="P16"><text:span text:style-name="T5">%{HEADER_ROWS:0}%%{ligneREVENUS}% </text:span>%=DESIGNATION_REVENUS=%</text:p>
          </table:table-cell>
          <table:table-cell table:style-name="tabRevenus.A1" office:value-type="string">
            <text:p text:style-name="P17">%=MONTANT_REVENUS=%</text:p>
          </table:table-cell>
        </table:table-row>
      </table:table>
      <text:p text:style-name="P21"/>
      <text:p text:style-name="P20">%=LABEL_DEPENSES=%</text:p>
      <table:table table:name="tabDepenses" table:style-name="tabDepenses">
        <table:table-column table:style-name="tabDepenses.A"/>
        <table:table-column table:style-name="tabDepenses.B"/>
        <table:table-row>
          <table:table-cell table:style-name="tabDepenses.A1" office:value-type="string">
            <text:p text:style-name="P16"><text:span text:style-name="T5">%{HEADER_ROWS:0}%%{ligneDEPENSES}% </text:span>%=DESIGNATION_DEPENSES=%</text:p>
          </table:table-cell>
          <table:table-cell table:style-name="tabDepenses.A1" office:value-type="string">
            <text:p text:style-name="P17">%=MONTANT_DEPENSES=%</text:p>
          </table:table-cell>
        </table:table-row>
      </table:table>
      <text:p text:style-name="P22">%=CONTENU2=%</text:p>
      <text:p text:style-name="P11">%=CONTENU3=%</text:p>
      <text:p text:style-name="P11">%=CONTENU4=%</text:p>
      <text:p text:style-name="P11"/>
      <text:p text:style-name="P11">%=POLITESSE=%</text:p>
      <text:p text:style-name="P5"/>
      <text:p text:style-name="P9"><text:tab/><text:span text:style-name="T2">%#include PCsignatureSimple#%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Gill Sans MT_CCJU" svg:font-family="'Gill Sans MT_CCJU'"/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Gill Sans MT_CCJU1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2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keep-together="always" style:page-number="auto" fo:background-color="transparent" style:shadow="none" fo:keep-with-next="auto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Gill Sans MT_CCJU"/>
    </style:style>
    <style:style style:name="MP2" style:family="paragraph" style:parent-style-name="Header">
      <style:text-properties style:font-name="Gill Sans MT_CCJU1" fo:font-size="10pt" style:font-size-asian="10pt" style:font-size-complex="10pt"/>
    </style:style>
    <style:style style:name="MP3" style:family="paragraph">
      <style:paragraph-properties fo:text-align="center"/>
    </style:style>
    <style:style style:name="MP4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2" fo:font-size="8pt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MT1" style:family="text">
      <style:text-properties fo:font-size="10pt" style:font-size-asian="10pt" style:font-size-complex="10pt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0.109cm" fo:margin-bottom="1.041cm" fo:margin-left="2.401cm" fo:margin-right="1.98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0.109cm" fo:margin-bottom="1.041cm" fo:margin-left="2.401cm" fo:margin-right="1.98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%=HEADER_DECISION=%<text:tab/><text:tab/>Page </text:span><text:span text:style-name="MT1"><text:page-number text:select-page="current"/></text:span><text:line-break/><text:span text:style-name="MT1">%=LABEL_NSS=% %=NSS=%<text:tab/>%=LABEL_AYANT_DROIT=% %=NOM_AYANT_DROIT=% </text:span></text:p>
        <text:p text:style-name="MP2"><draw:line text:anchor-type="paragraph" draw:z-index="0" draw:style-name="Mgr1" draw:text-style-name="MP3" svg:x1="0.093cm" svg:y1="0.206cm" svg:x2="16.973cm" svg:y2="0.206cm"><text:p/></draw:line></text:p>
      </style:header>
      <style:footer>
        <text:p text:style-name="MP4">Cette communication comporte %=docPageCount()=% pages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1-02-09T14:04:13</meta:creation-date>
    <dc:date>2012-12-17T08:49:47.64</dc:date>
    <meta:print-date>2011-02-22T10:58:36</meta:print-date>
    <meta:editing-cycles>188</meta:editing-cycles>
    <meta:editing-duration>P1DT17H13M4S</meta:editing-duration>
    <meta:document-statistic meta:table-count="5" meta:image-count="0" meta:object-count="0" meta:page-count="1" meta:paragraph-count="38" meta:word-count="57" meta:character-count="911"/>
    <meta:user-defined meta:name="Info 1"/>
    <meta:user-defined meta:name="Info 2"/>
    <meta:user-defined meta:name="Info 3"/>
    <meta:user-defined meta:name="Info 4"/>
  </office:meta>
</office:document-meta>
</file>